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f84b" officeooo:paragraph-rsid="0010f84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0f84b" officeooo:paragraph-rsid="0010f84b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10</text:p>
      <text:p text:style-name="P1">Làm một ví dụ để phân biệt by pass value và by pass refference</text:p>
      <text:p text:style-name="P1"/>
      <text:p text:style-name="P1"/>
      <text:p text:style-name="P2">-<text:span text:style-name="T1">Trong Java luôn luôn pass-by-value. Bởi vì khi chúng ta làm việc với đối tượng cái mà được gọi là tham chiếu đó thực chất chỉ là </text:span>pass-by-value<text:span text:style-name="T1">.</text:span></text:p>
      <text:p text:style-name="P2"><text:span text:style-name="T1"/></text:p>
      <text:p text:style-name="P2"><text:span text:style-name="T1">More information: https://stackoverflow.com/questions/40480/is-java-pass-by-reference-or-pass-by-val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4:22:42.002664673</meta:creation-date>
    <dc:date>2022-05-19T14:28:55.576884254</dc:date>
    <meta:editing-duration>PT6M14S</meta:editing-duration>
    <meta:editing-cycles>1</meta:editing-cycles>
    <meta:document-statistic meta:table-count="0" meta:image-count="0" meta:object-count="0" meta:page-count="1" meta:paragraph-count="4" meta:word-count="47" meta:character-count="314" meta:non-whitespace-character-count="271"/>
    <meta:generator>LibreOffice/6.4.7.2$Linux_X86_64 LibreOffice_project/40$Build-2</meta:generator>
  </office:meta>
</office:document-meta>
</file>